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92.61pt"/>
    </style:style>
    <style:style style:name="co23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 style:data-style-name="N122"/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5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5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3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5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8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5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5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6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5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3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5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3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5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3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5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5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5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6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G13]-[Sold.I13]-[Sold.J13]" office:value-type="float" office:value="56.05" calcext:value-type="float">
            <text:p>56.05</text:p>
          </table:table-cell>
          <table:table-cell table:formula="of:=[Sold.G13]-[Sold.C13]-[Sold.I13]-[Sold.J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5" table:formula="of:=([Sold.K13]/[Sold.C13]-1)*100" office:value-type="float" office:value="66.8154761904762" calcext:value-type="float">
            <text:p>66.8</text:p>
          </table:table-cell>
          <table:table-cell table:formula="of:=[Sold.N13]/([Sold.H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L10:.L13])" office:value-type="float" office:value="146.43" calcext:value-type="float">
            <text:p>146.43</text:p>
          </table:table-cell>
          <table:table-cell table:formula="of:=[Sold.Q13]+[Sold.Q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3" office:value-type="float" office:value="49" calcext:value-type="float">
            <text:p>49</text:p>
          </table:table-cell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G14]-[Sold.I14]-[Sold.J14]" office:value-type="float" office:value="85.55" calcext:value-type="float">
            <text:p>85.55</text:p>
          </table:table-cell>
          <table:table-cell table:formula="of:=[Sold.G14]-[Sold.C14]-[Sold.I14]-[Sold.J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5" table:formula="of:=([Sold.K14]/[Sold.C14]-1)*100" office:value-type="float" office:value="156.752701080432" calcext:value-type="float">
            <text:p>156.8</text:p>
          </table:table-cell>
          <table:table-cell table:formula="of:=[Sold.N14]/([Sold.H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3" office:value-type="float" office:value="49" calcext:value-type="float">
            <text:p>49</text:p>
          </table:table-cell>
          <table:table-cell table:style-name="ce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G15]-[Sold.I15]-[Sold.J15]" office:value-type="float" office:value="76.05" calcext:value-type="float">
            <text:p>76.05</text:p>
          </table:table-cell>
          <table:table-cell table:formula="of:=[Sold.G15]-[Sold.C15]-[Sold.I15]-[Sold.J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5" table:formula="of:=([Sold.K15]/[Sold.C15]-1)*100" office:value-type="float" office:value="128.241296518607" calcext:value-type="float">
            <text:p>128.2</text:p>
          </table:table-cell>
          <table:table-cell table:formula="of:=[Sold.N15]/([Sold.H15]-[Sold.D15])*365" office:value-type="float" office:value="131.853727406456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G16]-[Sold.I16]-[Sold.J16]" office:value-type="float" office:value="132.53" calcext:value-type="float">
            <text:p>132.53</text:p>
          </table:table-cell>
          <table:table-cell table:formula="of:=[Sold.G16]-[Sold.C16]-[Sold.I16]-[Sold.J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5" table:formula="of:=([Sold.K16]/[Sold.C16]-1)*100" office:value-type="float" office:value="440.938775510204" calcext:value-type="float">
            <text:p>440.9</text:p>
          </table:table-cell>
          <table:table-cell table:formula="of:=[Sold.N16]/([Sold.H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G17]-[Sold.I17]-[Sold.J17]" office:value-type="float" office:value="94.05" calcext:value-type="float">
            <text:p>94.05</text:p>
          </table:table-cell>
          <table:table-cell table:formula="of:=[Sold.G17]-[Sold.C17]-[Sold.I17]-[Sold.J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5" table:formula="of:=([Sold.K17]/[Sold.C17]-1)*100" office:value-type="float" office:value="171.35025966532" calcext:value-type="float">
            <text:p>171.4</text:p>
          </table:table-cell>
          <table:table-cell table:formula="of:=[Sold.N17]/([Sold.H17]-[Sold.D17])*365" office:value-type="float" office:value="1330.69882506047" calcext:value-type="float">
            <text:p>1330.6988250605</text:p>
          </table:table-cell>
          <table:table-cell table:number-columns-repeated="3"/>
        </table:table-row>
        <table:table-row table:style-name="ro1" table:number-rows-repeated="104855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ce3"/>
        <table:table-column table:style-name="co10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7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9"/>
          <table:table-cell table:style-name="ce5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5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5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8"/>
          <table:table-cell table:style-name="ce5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1" calcext:value-type="float">
            <text:p>45.51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2" calcext:value-type="float">
            <text:p>45.52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inp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Default"/>
          <table:table-cell table:style-name="ce2"/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7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5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1" calcext:value-type="float">
            <text:p>45.51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2" calcext:value-type="float">
            <text:p>45.52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inp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heet4.D3]-[Sheet4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heet4.D4]-[Sheet4.C4]" office:value-type="float" office:value="-570.37" calcext:value-type="float">
            <text:p>-570.37</text:p>
          </table:table-cell>
        </table:table-row>
      </table:table>
      <table:named-expressions/>
      <table:database-ranges>
        <table:database-range table:name="__Anonymous_Sheet_DB__1" table:target-range-address="Selling.A1:Selling.H29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82" table:display-filter-buttons="true"/>
        <table:database-range table:name="__Anonymous_Sheet_DB__3" table:target-range-address="Bought.A1:Bought.H9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0:06:02.55781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12T21:18:54.518359497</dc:date>
    <meta:editing-duration>P1DT1H32M47S</meta:editing-duration>
    <meta:editing-cycles>79</meta:editing-cycles>
    <meta:generator>LibreOffice/5.1.4.2$Linux_X86_64 LibreOffice_project/10m0$Build-2</meta:generator>
    <meta:document-statistic meta:table-count="5" meta:cell-count="1286" meta:object-count="0"/>
  </office:meta>
</office:document-meta>
</file>